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P1" style:family="paragraph">
      <style:paragraph-properties fo:line-height="150.00%" fo:text-align="left" fo:margin-bottom="8.00pt"/>
    </style:style>
    <style:style style:name="P2" style:family="paragraph">
      <style:paragraph-properties fo:line-height="150.00%" fo:text-align="left" fo:margin-bottom="8.00pt"/>
    </style:style>
    <style:style style:name="P3" style:family="paragraph">
      <style:paragraph-properties fo:line-height="150.00%" fo:text-align="left"/>
    </style:style>
    <style:style style:name="P4" style:family="paragraph">
      <style:paragraph-properties fo:line-height="150.00%" fo:text-align="left" fo:margin-bottom="8.00pt"/>
    </style:style>
  </office:automatic-styles>
  <office:body>
    <office:text>
      <text:p text:style-name="P1"><text:span text:style-name="T1">Aluno</text:span><text:span text:style-name="T2">: Vinicius Dantas Coutinho<text:tab/><text:tab/><text:tab/><text:tab/><text:tab/></text:span><text:span text:style-name="T3">Data:</text:span><text:span text:style-name="T4"><text:s/>28/05/2013</text:span></text:p>
      <text:p text:style-name="P1"><text:span text:style-name="T5">Fase/Iteração:</text:span><text:span text:style-name="T6"><text:s/>Primeira entrega<text:tab/><text:tab/></text:span><text:span text:style-name="T7">Esforço Total:</text:span><text:span text:style-name="T8"><text:s/>42 Horas</text:span></text:p>
      <text:p text:style-name="P1"><text:span text:style-name="T9"/></text:p>
      <text:p text:style-name="P1"><text:span text:style-name="T10">Atividade: Propostas de Integração</text:span><text:span text:style-name="T11"><text:tab/><text:tab/><text:tab/></text:span><text:span text:style-name="T12">Esforço: 12 Horas</text:span></text:p>
      <text:p text:style-name="P1"><text:span text:style-name="T13">Descrição: Reuniões com fornecedor de requisitos e modelagem das propostas de integração.</text:span></text:p>
      <text:p text:style-name="P1"><text:span text:style-name="T13">Produtos: Propostas de integração por arquivo, banco de dados e mensagem.</text:span></text:p>
      <text:p text:style-name="P1"><text:span text:style-name="T13">Equipe: Raul Barca e Vinícius Dantas.</text:span></text:p>
      <text:p text:style-name="P1"><text:span text:style-name="T13">Artefato: proposta-arquivos.png, proposta-base de dados.png, proposta-mensagens.png</text:span></text:p>
      <text:p text:style-name="P1"><text:span text:style-name="T14"/></text:p>
      <text:p text:style-name="P1"><text:span text:style-name="T15">Atividade: Modelo Arquitetural</text:span><text:span text:style-name="T16"><text:tab/><text:tab/><text:tab/></text:span><text:span text:style-name="T17">Esforço: 12 Horas</text:span></text:p>
      <text:p text:style-name="P1"><text:span text:style-name="T18">Descrição: Definição de modelo arquitetural e projeto detalhado.</text:span></text:p>
      <text:p text:style-name="P1"><text:span text:style-name="T18">Produtos: Decisão sobre qual integração será aplicada e criação da arquitetura do sistema.</text:span></text:p>
      <text:p text:style-name="P1"><text:span text:style-name="T18">Equipe: Raul Barca, Vinícius Dantas e Rúben Borges.</text:span></text:p>
      <text:p text:style-name="P1"><text:span text:style-name="T18">Artefato: DAS-Arquitetura.docx, DAS-Arquitetura.uml, DAS-Arquitetura.xml</text:span></text:p>
      <text:p text:style-name="P1"><text:span text:style-name="T18"/></text:p>
      <text:p text:style-name="P2"><text:span text:style-name="T19">Atividade: Gerencia de Configuração</text:span><text:span text:style-name="T20"><text:tab/><text:tab/><text:tab/></text:span><text:span text:style-name="T21">Esforço: 18 Horas</text:span></text:p>
      <text:p text:style-name="P2"><text:span text:style-name="T22">Descrição: Criar Plano de Gerência de Configuração</text:span></text:p>
      <text:p text:style-name="P2"><text:span text:style-name="T22">Produtos: Criar um Plano para Gerência de Configuração</text:span></text:p>
      <text:p text:style-name="P2"><text:span text:style-name="T22">Equipe: Raul Barca, Vinícius Dantas.</text:span></text:p>
      <text:p text:style-name="P2"><text:span text:style-name="T22">Artefato: LIC_Lista com itens de configuração.docx-, PGC_Versão 1.1.docx</text:span><text:span text:style-name="T23"/></text:p>
      <text:p text:style-name="P3"><text:span text:style-name="T24"><text:tab/></text:span></text:p>
      <text:p text:style-name="P3"><text:span text:style-name="T25"/></text:p>
      <text:p text:style-name="P4"><text:span text:style-name="T26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